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50%"/>
    </style:style>
    <style:style style:name="T2"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4" style:parent-style-name="DefaultParagraphFont" style:family="text">
      <style:text-properties style:font-name="Calibri" style:font-name-asian="Times New Roman" style:font-name-complex="Calibri" fo:font-size="12pt" style:font-size-asian="12pt" style:font-size-complex="12pt" fo:language="en" fo:country="US"/>
    </style:style>
    <style:style style:name="T5"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6"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7"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8"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P9" style:parent-style-name="Normal" style:family="paragraph">
      <style:paragraph-properties fo:break-before="page" fo:line-height="150%"/>
      <style:text-properties style:font-name="Calibri" style:font-name-asian="Times New Roman" style:font-name-complex="Calibri" fo:font-size="13pt" style:font-size-asian="13pt" style:font-size-complex="13pt" fo:background-color="#FFFFFF" fo:language="en" fo:country="US"/>
    </style:style>
    <style:style style:name="P10" style:parent-style-name="Normal" style:family="paragraph">
      <style:paragraph-properties fo:margin-bottom="0in" fo:line-height="150%"/>
    </style:style>
    <style:style style:name="T11"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12" style:parent-style-name="DefaultParagraphFont" style:family="text">
      <style:text-properties style:font-name="Calibri" style:font-name-complex="Calibri"/>
    </style:style>
    <style:style style:name="T13"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16"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19" style:parent-style-name="DefaultParagraphFont" style:family="text">
      <style:text-properties style:font-name="Calibri" style:font-name-complex="Calibri"/>
    </style:style>
    <style:style style:name="T20"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21" style:parent-style-name="DefaultParagraphFont" style:family="text">
      <style:text-properties style:font-name="Calibri" style:font-name-complex="Calibri"/>
    </style:style>
    <style:style style:name="T22"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23" style:parent-style-name="DefaultParagraphFont" style:family="text">
      <style:text-properties style:font-name="Calibri" style:font-name-complex="Calibri"/>
    </style:style>
    <style:style style:name="T24"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25" style:parent-style-name="DefaultParagraphFont" style:family="text">
      <style:text-properties style:font-name="Calibri" style:font-name-complex="Calibri"/>
    </style:style>
    <style:style style:name="T26"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27"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28" style:parent-style-name="DefaultParagraphFont" style:family="text">
      <style:text-properties style:font-name="Calibri" style:font-name-complex="Calibri"/>
    </style:style>
    <style:style style:name="T29"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4" style:parent-style-name="DefaultParagraphFont" style:family="text">
      <style:text-properties style:font-name="Calibri" style:font-name-complex="Calibri"/>
    </style:style>
    <style:style style:name="T35"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6" style:parent-style-name="DefaultParagraphFont" style:family="text">
      <style:text-properties style:font-name="Calibri" style:font-name-complex="Calibri"/>
    </style:style>
    <style:style style:name="T37"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38" style:parent-style-name="DefaultParagraphFont" style:family="text">
      <style:text-properties style:font-name="Calibri" style:font-name-complex="Calibri"/>
    </style:style>
    <style:style style:name="T39"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40"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41" style:parent-style-name="DefaultParagraphFont" style:family="text">
      <style:text-properties style:font-name="Calibri" style:font-name-complex="Calibri"/>
    </style:style>
    <style:style style:name="T42"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43" style:parent-style-name="DefaultParagraphFont" style:family="text">
      <style:text-properties style:font-name="Calibri" style:font-name-complex="Calibri"/>
    </style:style>
    <style:style style:name="T44"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P45" style:parent-style-name="Normal" style:family="paragraph">
      <style:paragraph-properties fo:break-before="page" fo:line-height="150%"/>
      <style:text-properties style:font-name="Calibri" style:font-name-asian="Times New Roman" style:font-name-complex="Calibri" fo:font-size="13pt" style:font-size-asian="13pt" style:font-size-complex="13pt" fo:background-color="#FFFFFF" fo:language="en" fo:country="US"/>
    </style:style>
    <style:style style:name="P46" style:parent-style-name="Normal" style:family="paragraph">
      <style:paragraph-properties fo:margin-bottom="0in" fo:line-height="150%"/>
    </style:style>
    <style:style style:name="T47"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48" style:parent-style-name="DefaultParagraphFont" style:family="text">
      <style:text-properties style:font-name="Calibri" style:font-name-asian="Times New Roman" style:font-name-complex="Calibri" fo:font-size="12pt" style:font-size-asian="12pt" style:font-size-complex="12pt" fo:language="en" fo:country="US"/>
    </style:style>
    <style:style style:name="T49"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0"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1" style:parent-style-name="DefaultParagraphFont" style:family="text">
      <style:text-properties style:font-name="Calibri" style:font-name-asian="Times New Roman" style:font-name-complex="Calibri" fo:font-size="12pt" style:font-size-asian="12pt" style:font-size-complex="12pt" fo:language="en" fo:country="US"/>
    </style:style>
    <style:style style:name="T52"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3"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4"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5"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style:style style:name="T56" style:parent-style-name="DefaultParagraphFont" style:family="text">
      <style:text-properties style:font-name="Calibri" style:font-name-asian="Times New Roman" style:font-name-complex="Calibri" fo:font-size="12pt" style:font-size-asian="12pt" style:font-size-complex="12pt" fo:language="en" fo:country="US"/>
    </style:style>
    <style:style style:name="T57" style:parent-style-name="DefaultParagraphFont" style:family="text">
      <style:text-properties style:font-name="Calibri" style:font-name-asian="Times New Roman" style:font-name-complex="Calibri" fo:font-size="13pt" style:font-size-asian="13pt" style:font-size-complex="13pt" fo:background-color="#FFFFFF" fo:language="en" fo:country="US"/>
    </style:style>
  </office:automatic-styles>
  <office:body>
    <office:text text:use-soft-page-breaks="true">
      <text:p text:style-name="P1"><text:span text:style-name="T2">Do you usually talk on the phone? Yes, I do. It’s a good way to keep in touch. What was your favorite phone conversation? It was when I talked to my interviewer. He did give me the good news that I got the job. When did you have the<text:s/></text:span><text:span text:style-name="T3">conversation? I don’t remember exactly, but It’s been 2 years so far, I guess. Who did you talk to? I talked to the owner of the restaurant where I’m working as a cashier. What did you talk about?</text:span><text:span text:style-name="T4"><text:s/></text:span><text:span text:style-name="T5">He offered me the position and congratulated me. Why did yo</text:span><text:span text:style-name="T6">u find the conversation interesting? Actually, it was more exciting than interesting. I was waiting for it for so long, and finally, he did make it come true. Do you prefer talking directly or talking on the phone? Personally, talking directly is much bett</text:span><text:span text:style-name="T7">er to me since it’s more lively and authentic. Who do you usually talk to on the phone? I talk to my mom almost every day. I will be missing the conversation every evening with mom if one day she stops calling me. What are the differences between talking d</text:span><text:span text:style-name="T8">irectly and phoning? Well, talking directly seems more exciting since you can see facial expression, eye contact while talking on the phone, you can only listen to the voice.</text:span></text:p>
      <text:p text:style-name="P9"/>
      <text:p text:style-name="P10"><text:span text:style-name="T11">Are you comfortable with traffic jam?</text:span><text:span text:style-name="T12"><text:s/></text:span><text:span text:style-name="T13">Not at all. I feel annoyed.</text:span><text:span text:style-name="T14"><text:s/></text:span><text:span text:style-name="T15">Why does it ha</text:span><text:span text:style-name="T16">ppen?</text:span><text:span text:style-name="T17"><text:s/></text:span><text:span text:style-name="T18">Because there are too many vehicles on the streets during rush hours, I bet.</text:span><text:span text:style-name="T19"><text:s/></text:span><text:span text:style-name="T20">How often do you sit in a traffic jam?</text:span><text:span text:style-name="T21"><text:s/></text:span><text:span text:style-name="T22">Just every day, when I finish office hour and go back home.</text:span><text:span text:style-name="T23"><text:s/></text:span><text:span text:style-name="T24">What time in a day are you usually caught in a traffic jam?</text:span><text:span text:style-name="T25"><text:s/></text:span><text:span text:style-name="T26">In rush hour a</text:span><text:span text:style-name="T27">t 7 a.m and 5 p.m</text:span><text:span text:style-name="T28"><text:s/></text:span><text:span text:style-name="T29">How long does it take to escape from the traffic jam?</text:span><text:span text:style-name="T30"><text:s/></text:span><text:span text:style-name="T31">At least half an hour.</text:span><text:span text:style-name="T32"><text:s/></text:span><text:span text:style-name="T33">What do you do while waiting in a long line?</text:span><text:span text:style-name="T34"><text:s/></text:span><text:span text:style-name="T35">I often glance at my watch actually.</text:span><text:span text:style-name="T36"><text:s/></text:span><text:span text:style-name="T37">Have you ever had any trouble caused by traffic jam?</text:span><text:span text:style-name="T38"><text:s/></text:span><text:span text:style-name="T39">Yes, just yesterday I was<text:s/></text:span><text:span text:style-name="T40">late for an important meeting with my clients.</text:span><text:span text:style-name="T41"><text:s/></text:span><text:span text:style-name="T42">How has the traffic situation changed recently?</text:span><text:span text:style-name="T43"><text:s/></text:span><text:span text:style-name="T44">There are more vehicles, which makes traffic jam more and more serious.</text:span></text:p>
      <text:p text:style-name="P45"/>
      <text:p text:style-name="P46"><text:span text:style-name="T47">How often do you eat out? Who do you go with?</text:span><text:span text:style-name="T48"><text:s/></text:span><text:span text:style-name="T49">I often eat out on weekends, when I<text:s/></text:span><text:span text:style-name="T50">hang out with my friends.</text:span><text:span text:style-name="T51"><text:s/></text:span><text:span text:style-name="T52">What restaurant do you usually visit?Well, there are not many restaurants in my neighborhood, so my best choice is the deli in convenient stores like the Circle K, Mini-Stop, B-smart. What type of food do you enjoy to eat? Western</text:span><text:span text:style-name="T53"><text:s/>or Asian? I’m interested in Asian food, Western food is not my thing. How much do you usually pay when you eat out? It’s not very expensive, just around $5 for each meal. Do you enjoy spicy food? Yes, I do, especially on cold days. Are the servers there f</text:span><text:span text:style-name="T54">riendly to you? Yes, they are. Most of them are really helpful.Have you ever tried Italian food?Yes, at least once, when I was in my friend’s wedding party.Are you concerned about calories when eating out?Yes, I am. I’m on diet now, so this really matters<text:s/></text:span><text:span text:style-name="T55">to me.Are fast food restaurants like KFC or McDonald’s famous in your country?Yes, they are. The youth in my country are big fans of fast food. Do you often drink alcohol when eating out?</text:span><text:span text:style-name="T56"><text:s/></text:span><text:span text:style-name="T57">No, not often. Just when I have parties with my friend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ndows X</meta:initial-creator>
    <dc:creator>Windows X</dc:creator>
    <meta:creation-date>2019-01-11T13:49:00Z</meta:creation-date>
    <dc:date>2019-01-12T03:40:00Z</dc:date>
    <meta:template xlink:href="Normal.dotm" xlink:type="simple"/>
    <meta:editing-cycles>11</meta:editing-cycles>
    <meta:editing-duration>PT10140S</meta:editing-duration>
    <meta:document-statistic meta:page-count="3" meta:paragraph-count="6" meta:word-count="452" meta:character-count="3025" meta:row-count="21" meta:non-whitespace-character-count="2579"/>
  </office:meta>
</office:document-meta>
</file>